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E0000039CAF9A82D8.png"/>
  <manifest:file-entry manifest:media-type="image/png" manifest:full-path="Pictures/100000000000000800000008CA398538.png"/>
  <manifest:file-entry manifest:media-type="image/jpeg" manifest:full-path="Pictures/100000000000020000000200CA9737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itoloGLD" style:master-page-name="PaginaNoNumber">
      <style:paragraph-properties style:page-number="auto"/>
    </style:style>
    <style:style style:name="P4" style:family="paragraph" style:parent-style-name="Standard" style:list-style-name="L2"/>
    <style:style style:name="P5" style:family="paragraph" style:parent-style-name="Heading_20_1">
      <style:text-properties fo:language="en" fo:country="US"/>
    </style:style>
    <style:style style:name="P6" style:family="paragraph" style:parent-style-name="Heading_20_2">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me Design</text:p>
      <text:h text:style-name="P5" text:outline-level="1">Concept</text:h>
      <text:h text:style-name="P6" text:outline-level="2">Game analysis</text:h>
      <text:p text:style-name="Standard">You will lead the team of Sophie, Calcifer, Markl, Heen and the Witch of the Waste to save the kingdom from a terrible fate. The game is an adventure with GDR mechanics, is extremely focused on the main story. Even the side quest usually play a role in the evolution of the script, that's why the game can be ended partially in 14 hours, or with the best ending in 23 hours circa.</text:p>
      <text:list xml:id="list2794742000615133984" text:style-name="L2">
        <text:list-item>
          <text:p text:style-name="P4">Main story: 14h</text:p>
        </text:list-item>
        <text:list-item>
          <text:p text:style-name="P4">Side-quest and extra: 9h</text:p>
        </text:list-item>
      </text:list>
      <text:h text:style-name="Heading_20_2" text:outline-level="2">Gameplay mechanics</text:h>
      <text:p text:style-name="Standard">The game is single-player, and its fights are based on the first edition of Dungeon&amp;Dragons and inspired by FF tactics dynamics.</text:p>
      <text:p text:style-name="Standard">During the exploration the player commands Sophie who is followed by the rest of the team (when able to reach her).</text:p>
      <text:p text:style-name="Standard">During the battle the player can choose the moves of every member of the team.</text:p>
      <text:p text:style-name="Standard">The player is for the most of the time on the rails of the script. However, as happens in the level 6, he can walk freely inside the level's map, where he can choose between different paths and mission. Only few back-tracks are allowed in a level after its end, due to plot reasons.</text:p>
      <text:p text:style-name="Standard">Saving is allowed only near specific fireplace where Calcifer leaves the armor and the team rest for a while.</text:p>
      <text:p text:style-name="Standard">Enemies have an arc of view and a scripted movement or are just triggered as a trap. Once they see the player they became hostile and try to reach him.</text:p>
      <text:h text:style-name="Heading_20_2" text:outline-level="2">Calibration</text:h>
      <text:p text:style-name="Standard">The game is thought with three difficulties but the statistics in this document show only the average one. The player should be able to end the game losing just in the most difficult battles. The game over leads usually to a short re-play of the last part of the game with a new tactic; keeping under control the frustration of the player.</text:p>
      <text:h text:style-name="P6" text:outline-level="2">Target audience</text:h>
      <text:p text:style-name="Standard">The target audience for this project is college students with experience playing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_35__20_Percent" draw:display-name="5 Percent" xlink:href="Pictures/100000000000000800000008CA398538.png" xlink:type="simple" xlink:show="embed" xlink:actuate="onLoad"/>
    <draw:fill-image draw:name="Painted_20_White" draw:display-name="Painted White" xlink:href="Pictures/100000000000020000000200CA9737A6.jpg" xlink:type="simple" xlink:show="embed" xlink:actuate="onLoad"/>
    <draw:fill-image draw:name="worldCopertina" xlink:href="Pictures/100002010000028E0000039CAF9A82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itoloGLD" style:family="paragraph" style:parent-style-name="Standard" style:next-style-name="Heading_20_1" style:master-page-name="">
      <style:paragraph-properties loext:contextual-spacing="false" fo:margin-left="0cm" fo:margin-right="1cm" fo:margin-top="1cm" fo:margin-bottom="0cm" fo:text-align="end" style:justify-single-word="false" fo:hyphenation-ladder-count="no-limit" fo:text-indent="0cm" style:auto-text-indent="false" style:page-number="auto" fo:padding="0cm" fo:border-left="none" fo:border-right="none" fo:border-top="none" fo:border-bottom="0.002cm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xlink:href="Pictures/100002010000028E0000039CAF9A82D8.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oncept</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in Story</dc:title>
    <dc:date>2019-01-22T18:11:42.76</dc:date>
    <meta:editing-duration>PT2H25M28S</meta:editing-duration>
    <meta:editing-cycles>77</meta:editing-cycles>
    <meta:generator>OpenOffice/4.1.4$Win32 OpenOffice.org_project/414m5$Build-9788</meta:generator>
    <meta:document-statistic meta:table-count="1" meta:image-count="0" meta:object-count="0" meta:page-count="2" meta:paragraph-count="19" meta:word-count="330" meta:character-count="1795"/>
    <meta:template xlink:type="simple" xlink:actuate="onRequest" xlink:title="" xlink:href="../MasterGameDesignDocument.odm" meta:date="2018-12-29T17:17:59.41"/>
  </office:meta>
</office:document-meta>
</file>